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d2129" style:text-line-through-style="none" style:font-name="inherit" fo:font-size="9.75pt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1d2129" style:font-name="inherit" fo:font-size="9.75pt" fo:letter-spacing="normal" fo:font-style="normal" fo:font-weight="normal"/>
    </style:style>
    <style:style style:name="T5" style:family="text">
      <style:text-properties fo:font-variant="normal" fo:text-transform="none" fo:color="#365899" style:text-line-through-style="none" style:font-name="inherit" fo:font-size="9.7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365899" style:text-line-through-style="none" style:font-name="inherit" fo:font-size="9.75pt" fo:letter-spacing="normal" fo:font-style="normal" style:text-underline-style="none" fo:font-weight="bold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54777353214367789" text:style-name="Outline">
        <text:list-item>
          <text:h text:style-name="P4" text:outline-level="1">VirtualBox</text:h>
        </text:list-item>
        <text:list-item>
          <text:h text:style-name="Heading_20_1" text:outline-level="1">Android Estudio </text:h>
        </text:list-item>
      </text:list>
      <text:p text:style-name="Standard"/>
      <text:p text:style-name="Standard">Objetivo: un sw de Oracle Gratuito</text:p>
      <text:p text:style-name="Standard"/>
      <text:p text:style-name="Standard">F.Creación: 24-1-2019</text:p>
      <text:p text:style-name="Standard"/>
      <text:p text:style-name="P1">Programa:</text:p>
      <text:p text:style-name="P1"/>
      <text:p text:style-name="P1">Fuente:<text:tab/><text:a xlink:type="simple" xlink:href="http://jgaitpro.com/cursos/virtualbox/" text:style-name="Internet_20_link" text:visited-style-name="Visited_20_Internet_20_Link">Curso de Virtualbox</text:a></text:p>
      <text:p text:style-name="P1"><text:tab/><text:tab/><text:a xlink:type="simple" xlink:href="https://www.youtube.com/watch?v=Fr6emYM-3WA" text:style-name="Internet_20_link" text:visited-style-name="Visited_20_Internet_20_Link">Instalación de sierra</text:a></text:p>
      <text:p text:style-name="P1"><text:tab/><text:tab/><text:a xlink:type="simple" xlink:href="https://techlandia.com/tienes-2-procesadores-dualcore-como_179710/" text:style-name="Internet_20_link" text:visited-style-name="Visited_20_Internet_20_Link">5 pasos para instlar high sierra</text:a></text:p>
      <text:p text:style-name="P1"><text:tab/><text:tab/><text:a xlink:type="simple" xlink:href="https://appleid.apple.com/account?fbclid=IwAR3wUWRG5ONLkwOCDki10OvOGiFE4fHxeB4WOAMaJWS3S5ZCKdACeuejVcQ#!&amp;page=create" text:style-name="Internet_20_link" text:visited-style-name="Visited_20_Internet_20_Link">Apple id</text:a></text:p>
      <text:p text:style-name="P1"><text:tab/><text:tab/><text:a xlink:type="simple" xlink:href="https://www.alltechbuzz.net/install-xcode-on-windows-for-ios-sdk/" text:style-name="Internet_20_link" text:visited-style-name="Visited_20_Internet_20_Link">XCODE</text:a></text:p>
      <text:p text:style-name="P1"><text:s text:c="2"/></text:p>
      <text:p text:style-name="P1"/>
      <text:p text:style-name="P1"/>
      <text:p text:style-name="P1"/>
      <text:p text:style-name="P1"><text:bookmark text:name="js_owj"/><text:a xlink:type="simple" xlink:href="https://www.facebook.com/DavidV520?fref=gc&amp;dti=1599766916772654" office:target-frame-name="_self" xlink:show="replace" text:style-name="Internet_20_link" text:visited-style-name="Visited_20_Internet_20_Link"><text:span text:style-name="T6">Villegas David</text:span></text:a><text:span text:style-name="T3"> </text:span><text:a xlink:type="simple" xlink:href="https://www.facebook.com/maximo.meza.397?fref=gc&amp;dti=1599766916772654&amp;hc_location=ufi" office:target-frame-name="_blank" xlink:show="new" text:style-name="Internet_20_link" text:visited-style-name="Visited_20_Internet_20_Link">Maximo Meza</text:a><text:span text:style-name="T5"> </text:span><text:span text:style-name="T4">exactamente lo mejor es vm Mac OS yo logré hacer 2 apps en iOS de esta forma quizás sea la mejor forma</text:span> </text:p>
      <text:p text:style-name="P1"/>
      <text:p text:style-name="P1">haba que tener 2 priocesado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7</meta:editing-cycles>
    <meta:creation-date>2018-03-07T12:45:00</meta:creation-date>
    <dc:date>2019-01-25T19:26:52.25</dc:date>
    <meta:editing-duration>PT5H26M57S</meta:editing-duration>
    <meta:generator>OpenOffice/4.1.6$Win32 OpenOffice.org_project/416m1$Build-9790</meta:generator>
    <dc:creator>Máximo Meza</dc:creator>
    <meta:document-statistic meta:table-count="0" meta:image-count="0" meta:object-count="0" meta:page-count="3" meta:paragraph-count="16" meta:word-count="67" meta:character-count="4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